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  <style:text-properties style:text-position="super 58%" officeooo:paragraph-rsid="001b498a"/>
    </style:style>
    <style:style style:name="P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font-name="Arial" fo:font-size="24pt" style:text-underline-style="solid" style:text-underline-width="auto" style:text-underline-color="font-color" officeooo:paragraph-rsid="001b498a" style:font-name-asian="Arial1" style:font-size-asian="24pt" style:font-name-complex="Arial1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font-name="Arial" style:text-underline-style="solid" style:text-underline-width="auto" style:text-underline-color="font-color" officeooo:paragraph-rsid="001b498a" style:font-name-asian="Arial1" style:font-name-complex="Arial1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fo:color="#000000" style:font-name="Arial" style:text-underline-style="solid" style:text-underline-width="auto" style:text-underline-color="font-color" officeooo:paragraph-rsid="001b498a" style:font-name-asian="Arial1" style:font-name-complex="Arial1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fo:color="#000000" style:font-name="Arial" style:text-underline-style="solid" style:text-underline-width="auto" style:text-underline-color="font-color" fo:font-weight="bold" officeooo:paragraph-rsid="001b498a" style:font-name-asian="Arial1" style:font-weight-asian="bold" style:font-name-complex="Arial1"/>
    </style:style>
    <style:style style:name="P6" style:family="paragraph" style:parent-style-name="Standard">
      <style:paragraph-properties fo:margin-top="0in" fo:margin-bottom="0in" loext:contextual-spacing="false" fo:line-height="115%"/>
      <style:text-properties fo:color="#000000" style:font-name="Arial" officeooo:paragraph-rsid="001b498a" style:font-name-asian="Arial1" style:font-name-complex="Arial1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fo:color="#000000" style:font-name="Arial" officeooo:paragraph-rsid="001b498a" fo:background-color="#ffffff" style:font-name-asian="Arial1" style:font-name-complex="Arial1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fo:color="#000000" style:font-name="Arial" fo:font-size="14pt" style:text-underline-style="solid" style:text-underline-width="auto" style:text-underline-color="font-color" fo:font-weight="bold" officeooo:paragraph-rsid="001b498a" style:font-name-asian="Arial1" style:font-size-asian="14pt" style:font-weight-asian="bold" style:font-name-complex="Arial1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fo:color="#000000" style:font-name="Times New Roman" fo:font-size="12pt" style:text-underline-style="solid" style:text-underline-width="auto" style:text-underline-color="font-color" officeooo:paragraph-rsid="001b498a" style:font-name-asian="Times New Roman1" style:font-size-asian="12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fo:color="#000000" style:font-name="Times New Roman" fo:font-size="12pt" officeooo:paragraph-rsid="001b498a" style:font-name-asian="Times New Roman1" style:font-size-asian="12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fo:color="#000000" fo:font-size="13.5pt" officeooo:paragraph-rsid="001b498a" style:font-size-asian="13.5pt" style:font-size-complex="13.5pt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officeooo:paragraph-rsid="001b498a"/>
    </style:style>
    <style:style style:name="P13" style:family="paragraph" style:parent-style-name="Standard">
      <style:paragraph-properties fo:margin-top="0in" fo:margin-bottom="0.1665in" loext:contextual-spacing="false" fo:line-height="100%"/>
      <style:text-properties fo:color="#1155cc" style:font-name="Arial" style:text-underline-style="solid" style:text-underline-width="auto" style:text-underline-color="font-color" officeooo:paragraph-rsid="001b498a" style:font-name-asian="Arial1" style:font-name-complex="Arial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indent="0.5in" style:auto-text-indent="false"/>
      <style:text-properties fo:color="#000000" style:font-name="Arial" style:text-underline-style="solid" style:text-underline-width="auto" style:text-underline-color="font-color" officeooo:paragraph-rsid="001b498a" style:font-name-asian="Arial1" style:font-name-complex="Arial1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top="0in" fo:margin-bottom="0in" loext:contextual-spacing="false" fo:line-height="115%"/>
      <style:text-properties fo:color="#000000" style:font-name="Arial" fo:font-size="14pt" style:text-underline-style="solid" style:text-underline-width="auto" style:text-underline-color="font-color" fo:font-weight="bold" officeooo:paragraph-rsid="001b498a" style:font-name-asian="Arial1" style:font-size-asian="14pt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 fo:line-height="115%"/>
      <style:text-properties fo:color="#000000" style:font-name="Arial" fo:font-size="14pt" style:text-underline-style="solid" style:text-underline-width="auto" style:text-underline-color="font-color" fo:font-weight="bold" officeooo:paragraph-rsid="001b498a" fo:background-color="#ffffff" style:font-name-asian="Arial1" style:font-size-asian="14pt" style:font-weight-asian="bold" style:font-name-complex="Arial1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officeooo:paragraph-rsid="00269043"/>
    </style:style>
    <style:style style:name="P19" style:family="paragraph" style:parent-style-name="Standard">
      <style:paragraph-properties fo:margin-top="0in" fo:margin-bottom="0.1665in" loext:contextual-spacing="false" fo:line-height="100%"/>
      <style:text-properties officeooo:paragraph-rsid="00269043"/>
    </style:style>
    <style:style style:name="T1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2" style:family="text">
      <style:text-properties fo:color="#000000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3" style:family="text">
      <style:text-properties fo:color="#000000" style:font-name="Arial" style:text-underline-style="solid" style:text-underline-width="auto" style:text-underline-color="font-color" fo:font-weight="bold" fo:background-color="#ffffff" loext:char-shading-value="0" style:font-name-asian="Arial1" style:font-weight-asian="bold" style:font-name-complex="Arial1"/>
    </style:style>
    <style:style style:name="T4" style:family="text">
      <style:text-properties fo:color="#000000" style:font-name="Arial" style:text-underline-style="solid" style:text-underline-width="auto" style:text-underline-color="font-color" style:font-name-asian="Arial1" style:font-name-complex="Arial1"/>
    </style:style>
    <style:style style:name="T5" style:family="text">
      <style:text-properties fo:color="#000000" style:font-name="Arial" style:text-underline-style="solid" style:text-underline-width="auto" style:text-underline-color="font-color" fo:background-color="#ffffff" loext:char-shading-value="0" style:font-name-asian="Arial1" style:font-name-complex="Arial1"/>
    </style:style>
    <style:style style:name="T6" style:family="text">
      <style:text-properties fo:color="#000000" style:font-name="Arial" fo:font-size="14pt" style:text-underline-style="solid" style:text-underline-width="auto" style:text-underline-color="font-color" fo:font-weight="bold" style:font-name-asian="Arial1" style:font-size-asian="14pt" style:font-weight-asian="bold" style:font-name-complex="Arial1"/>
    </style:style>
    <style:style style:name="T7" style:family="text">
      <style:text-properties fo:color="#000000" style:font-name="Arial" fo:font-size="14pt" style:text-underline-style="solid" style:text-underline-width="auto" style:text-underline-color="font-color" fo:font-weight="bold" officeooo:rsid="001b498a" style:font-name-asian="Arial1" style:font-size-asian="14pt" style:font-weight-asian="bold" style:font-name-complex="Arial1"/>
    </style:style>
    <style:style style:name="T8" style:family="text">
      <style:text-properties fo:color="#000000" style:font-name="Arial" fo:background-color="#ffffff" loext:char-shading-value="0" style:font-name-asian="Arial1" style:font-name-complex="Arial1"/>
    </style:style>
    <style:style style:name="T9" style:family="text"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10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/>
    </style:style>
    <style:style style:name="T11" style:family="text">
      <style:text-properties fo:color="#000000" style:font-name="Times New Roman" fo:font-size="12pt" style:font-name-asian="Times New Roman1" style:font-size-asian="12pt" style:font-name-complex="Times New Roman1"/>
    </style:style>
    <style:style style:name="T12" style:family="text">
      <style:text-properties fo:color="#0000ff" style:font-name="Arial" style:text-underline-style="solid" style:text-underline-width="auto" style:text-underline-color="font-color" style:font-name-asian="Arial1" style:font-name-complex="Arial1"/>
    </style:style>
    <style:style style:name="T13" style:family="text">
      <style:text-properties fo:color="#0000ff" style:font-name="Arial" style:text-underline-style="solid" style:text-underline-width="auto" style:text-underline-color="font-color" officeooo:rsid="00269043" style:font-name-asian="Arial1" style:font-name-complex="Arial1"/>
    </style:style>
    <style:style style:name="T14" style:family="text">
      <style:text-properties fo:color="#0000ff" style:font-name="Arial" style:text-underline-style="solid" style:text-underline-width="auto" style:text-underline-color="font-color" fo:background-color="#ffffff" loext:char-shading-value="0" style:font-name-asian="Arial1" style:font-name-complex="Arial1"/>
    </style:style>
    <style:style style:name="T15" style:family="text">
      <style:text-properties fo:color="#0000ff" style:font-name="Arial" style:text-underline-style="solid" style:text-underline-width="auto" style:text-underline-color="font-color" officeooo:rsid="00269043" fo:background-color="#ffffff" loext:char-shading-value="0" style:font-name-asian="Arial1" style:font-name-complex="Arial1"/>
    </style:style>
    <style:style style:name="T16" style:family="text">
      <style:text-properties style:font-name="Arial" style:font-name-asian="Arial1" style:font-name-complex="Arial1"/>
    </style:style>
    <style:style style:name="T17" style:family="text">
      <style:text-properties officeooo:rsid="001b49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/></text:p>
      <text:p text:style-name="P2">Api Documentation</text:p>
      <text:p text:style-name="P13"><text:line-break/><text:line-break/></text:p>
      <text:p text:style-name="P19"><text:span text:style-name="T1"><text:line-break/></text:span><text:span text:style-name="T2">Base Url : </text:span><text:a xlink:type="simple" xlink:href="http://testingserver.net/audio/api/" text:style-name="Internet_20_link" text:visited-style-name="Visited_20_Internet_20_Link"><text:span text:style-name="T12">http://testingserver.net/</text:span></text:a><text:a xlink:type="simple" xlink:href="http://testingserver.net/audio/api/" text:style-name="Internet_20_link" text:visited-style-name="Visited_20_Internet_20_Link"><text:span text:style-name="T13">testapi/</text:span></text:a><text:a xlink:type="simple" xlink:href="http://testingserver.net/audio/api/" text:style-name="Internet_20_link" text:visited-style-name="Visited_20_Internet_20_Link"><text:span text:style-name="T12">audio/api/</text:span></text:a></text:p>
      <text:p text:style-name="P9"><text:s/></text:p>
      <text:p text:style-name="P8">1. Register </text:p>
      <text:p text:style-name="P9"><text:s/></text:p>
      <text:p text:style-name="P18"><text:span text:style-name="T2">Url </text:span><text:span text:style-name="T4">: </text:span><text:a xlink:type="simple" xlink:href="http://testingserver.net/audio/api/registeruser" text:style-name="Internet_20_link" text:visited-style-name="Visited_20_Internet_20_Link"><text:span text:style-name="T12">http://testingserver.net/</text:span></text:a><text:a xlink:type="simple" xlink:href="http://testingserver.net/audio/api/registeruser" text:style-name="Internet_20_link" text:visited-style-name="Visited_20_Internet_20_Link"><text:span text:style-name="T13">testapi/</text:span></text:a><text:a xlink:type="simple" xlink:href="http://testingserver.net/audio/api/registeruser" text:style-name="Internet_20_link" text:visited-style-name="Visited_20_Internet_20_Link"><text:span text:style-name="T12">audio/api/registeruser</text:span></text:a></text:p>
      <text:p text:style-name="P12"><text:span text:style-name="T2">Method </text:span><text:span text:style-name="T4">: <text:s/>post</text:span></text:p>
      <text:p text:style-name="P12"><text:span text:style-name="T2">Parameters </text:span><text:span text:style-name="T4">:</text:span></text:p>
      <text:p text:style-name="P4"/>
      <text:p text:style-name="P12"><text:span text:style-name="T2">Sample Input </text:span><text:span text:style-name="T4">:</text:span></text:p>
      <text:p text:style-name="P6"><text:s/>{</text:p>
      <text:p text:style-name="P6"><text:tab/>"username": "abc1234",</text:p>
      <text:p text:style-name="P6"><text:tab/>"email": "test@test.com",</text:p>
      <text:p text:style-name="P6"><text:tab/>"password": "abc123"</text:p>
      <text:p text:style-name="P6">}</text:p>
      <text:p text:style-name="P9"><text:s/></text:p>
      <text:p text:style-name="P12"><text:span text:style-name="T2">Sample Output </text:span><text:span text:style-name="T4">:</text:span></text:p>
      <text:p text:style-name="P12"><text:span text:style-name="T4">{"status":"success","message":"User inserted succesffully"}</text:span><text:span text:style-name="T9"> </text:span></text:p>
      <text:p text:style-name="P9"/>
      <text:p text:style-name="P12"><text:span text:style-name="T10">Note: </text:span><text:span text:style-name="T11">The json object will be posted as data same like add profile api, </text:span></text:p>
      <text:p text:style-name="P10"><text:tab/>We need to add SMTP details to send email.</text:p>
      <text:p text:style-name="P3"/>
      <text:p text:style-name="P9"><text:s/></text:p>
      <text:p text:style-name="P17">2. Login </text:p>
      <text:p text:style-name="P9"><text:s/></text:p>
      <text:p text:style-name="P18"><text:span text:style-name="T3">Url </text:span><text:span text:style-name="T5">: </text:span><text:a xlink:type="simple" xlink:href="http://testingserver.net/audio/api/loginuser" text:style-name="Internet_20_link" text:visited-style-name="Visited_20_Internet_20_Link"><text:span text:style-name="T14">http://testingserver.net/</text:span></text:a><text:a xlink:type="simple" xlink:href="http://testingserver.net/audio/api/registeruser" text:style-name="Internet_20_link" text:visited-style-name="Visited_20_Internet_20_Link"><text:span text:style-name="T15">testapi/</text:span></text:a><text:a xlink:type="simple" xlink:href="http://testingserver.net/audio/api/loginuser" text:style-name="Internet_20_link" text:visited-style-name="Visited_20_Internet_20_Link"><text:span text:style-name="T14">audio/api/loginuser</text:span></text:a></text:p>
      <text:p text:style-name="P12"><text:span text:style-name="T3">Method</text:span><text:span text:style-name="T5"> : <text:s/>post</text:span></text:p>
      <text:p text:style-name="P12"><text:span text:style-name="T3">Sample Input </text:span><text:span text:style-name="T5">:</text:span></text:p>
      <text:p text:style-name="P7"><text:s/>{</text:p>
      <text:p text:style-name="P7"><text:tab/>"email": "test@test.com",</text:p>
      <text:p text:style-name="P7"><text:tab/>"password": "abc123",</text:p>
      <text:p text:style-name="P7">}</text:p>
      <text:p text:style-name="P12"><text:span text:style-name="T3">Sample Outputs</text:span><text:span text:style-name="T5">:</text:span></text:p>
      <text:p text:style-name="P12"><text:span text:style-name="T4">{"status":"success","message":"User login successfully","data":[{"id":24,"username":"test","email":"</text:span><text:span text:style-name="T8"> test@test.com</text:span><text:span text:style-name="T4"> ","status":1}]</text:span></text:p>
      <text:p text:style-name="P4"><text:soft-page-break/></text:p>
      <text:p text:style-name="P4"/>
      <text:p text:style-name="P12"><text:span text:style-name="T7">3</text:span><text:span text:style-name="T6">. Get all profiles </text:span></text:p>
      <text:p text:style-name="P9"><text:s/></text:p>
      <text:p text:style-name="P18"><text:span text:style-name="T2">Url</text:span><text:span text:style-name="T4"> : </text:span><text:a xlink:type="simple" xlink:href="http://testingserver.net/audio/api/getprofile" text:style-name="Internet_20_link" text:visited-style-name="Visited_20_Internet_20_Link"><text:span text:style-name="T12">http://testingserver.net/</text:span></text:a><text:a xlink:type="simple" xlink:href="http://testingserver.net/audio/api/registeruser" text:style-name="Internet_20_link" text:visited-style-name="Visited_20_Internet_20_Link"><text:span text:style-name="T13">testapi/</text:span></text:a><text:a xlink:type="simple" xlink:href="http://testingserver.net/audio/api/getprofile" text:style-name="Internet_20_link" text:visited-style-name="Visited_20_Internet_20_Link"><text:span text:style-name="T12">audio/api/getprofile</text:span></text:a></text:p>
      <text:p text:style-name="P12"><text:span text:style-name="T2">Method</text:span><text:span text:style-name="T4"> : <text:s text:c="4"/>Get</text:span></text:p>
      <text:p text:style-name="P9"><text:s/></text:p>
      <text:p text:style-name="P12"><text:span text:style-name="T2">Sample Output </text:span><text:span text:style-name="T4">:</text:span></text:p>
      <text:p text:style-name="P4">{"status":"success","message":"","profile":[{"id":1,"name":"profile name","band":"123,8645,14665","status":1},{"id":2,"name":"test","band":"123,8645,14665","status":0},{"id":3,"name":"tests","band":"123,8645,14665","status":0}]}</text:p>
      <text:p text:style-name="P4"/>
      <text:p text:style-name="P12"><text:span text:style-name="T7">4</text:span><text:span text:style-name="T6">. Get profile by id </text:span></text:p>
      <text:p text:style-name="P9"><text:s/></text:p>
      <text:p text:style-name="P18"><text:span text:style-name="T2">Url</text:span><text:span text:style-name="T4"> : </text:span><text:a xlink:type="simple" xlink:href="http://testingserver.net/audio/api/getprofile/123" text:style-name="Internet_20_link" text:visited-style-name="Visited_20_Internet_20_Link"><text:span text:style-name="T16">http://testingserver.net/</text:span></text:a><text:a xlink:type="simple" xlink:href="http://testingserver.net/audio/api/registeruser" text:style-name="Internet_20_link" text:visited-style-name="Visited_20_Internet_20_Link"><text:span text:style-name="T13">testapi/</text:span></text:a><text:a xlink:type="simple" xlink:href="http://testingserver.net/audio/api/getprofile/123" text:style-name="Internet_20_link" text:visited-style-name="Visited_20_Internet_20_Link"><text:span text:style-name="T16">audio/api/getprofile/123</text:span></text:a></text:p>
      <text:p text:style-name="P12"><text:span text:style-name="T2">Method</text:span><text:span text:style-name="T4"> : <text:s text:c="4"/>Get</text:span></text:p>
      <text:p text:style-name="P9"><text:s/></text:p>
      <text:p text:style-name="P12"><text:span text:style-name="T2">Sample Output </text:span><text:span text:style-name="T4">:</text:span></text:p>
      <text:p text:style-name="P4">{"status":"success","message":"","profile":[{"id":2,"name":"test","band":"123,8645,14665","status":0}]}</text:p>
      <text:p text:style-name="P4"/>
      <text:p text:style-name="P4"><text:line-break/></text:p>
      <text:p text:style-name="P4"/>
      <text:p text:style-name="P4"/>
      <text:p text:style-name="P12"><text:span text:style-name="T7">5</text:span><text:span text:style-name="T6">. Add Playlist </text:span></text:p>
      <text:p text:style-name="P9"><text:s/></text:p>
      <text:p text:style-name="P18"><text:span text:style-name="T2">Url</text:span><text:span text:style-name="T4"> : </text:span><text:a xlink:type="simple" xlink:href="http://testingserver.net/audio/api/addplaylist" text:style-name="Internet_20_link" text:visited-style-name="Visited_20_Internet_20_Link"><text:span text:style-name="T12">http://testingserver.net/</text:span></text:a><text:a xlink:type="simple" xlink:href="http://testingserver.net/audio/api/registeruser" text:style-name="Internet_20_link" text:visited-style-name="Visited_20_Internet_20_Link"><text:span text:style-name="T13">testapi/</text:span></text:a><text:a xlink:type="simple" xlink:href="http://testingserver.net/audio/api/addplaylist" text:style-name="Internet_20_link" text:visited-style-name="Visited_20_Internet_20_Link"><text:span text:style-name="T12">audio/api/addplaylist</text:span></text:a></text:p>
      <text:p text:style-name="P12"><text:span text:style-name="T2">Method</text:span><text:span text:style-name="T4"> : <text:s text:c="4"/>Post</text:span></text:p>
      <text:p text:style-name="P9"/>
      <text:p text:style-name="P5">Sample Input :</text:p>
      <text:p text:style-name="P5"/>
      <text:p text:style-name="P6">{</text:p>
      <text:p text:style-name="P6"><text:s text:c="2"/>"playlists": [</text:p>
      <text:p text:style-name="P6"><text:s text:c="4"/>{</text:p>
      <text:p text:style-name="P6"><text:s text:c="6"/>"name": "gym",</text:p>
      <text:p text:style-name="P6"><text:s text:c="8"/>"user_id": "abc123",</text:p>
      <text:p text:style-name="P6"><text:s text:c="6"/>"songs": [</text:p>
      <text:p text:style-name="P6"><text:s text:c="8"/>{</text:p>
      <text:p text:style-name="P6"><text:s text:c="10"/>"name": "stargazing",</text:p>
      <text:p text:style-name="P6"><text:s text:c="10"/>"artist": "kygo",</text:p>
      <text:p text:style-name="P6"><text:soft-page-break/><text:s text:c="10"/>"image": "http:testingserver/audio/api/image",</text:p>
      <text:p text:style-name="P6"><text:s text:c="10"/>"album_id":"abc123",</text:p>
      <text:p text:style-name="P6"><text:s text:c="11"/>"songUrl":"http:testingserver/audio/api/image",</text:p>
      <text:p text:style-name="P6"><text:s text:c="11"/>"profile_id":"83"</text:p>
      <text:p text:style-name="P6"><text:s text:c="8"/>},</text:p>
      <text:p text:style-name="P6"><text:s text:c="8"/>{</text:p>
      <text:p text:style-name="P6"><text:s text:c="10"/>"name": "stargazing",</text:p>
      <text:p text:style-name="P6"><text:s text:c="10"/>"artist": "kygo",</text:p>
      <text:p text:style-name="P6"><text:s text:c="10"/>"image": "http:testingserver/audio/api/image",</text:p>
      <text:p text:style-name="P6"><text:s text:c="10"/>"album_id":"abc123",</text:p>
      <text:p text:style-name="P6"><text:s text:c="11"/>"songUrl":"http:testingserver/audio/api/image",</text:p>
      <text:p text:style-name="P6"><text:s text:c="11"/>"profile_id":"83"</text:p>
      <text:p text:style-name="P6"><text:s text:c="8"/>}</text:p>
      <text:p text:style-name="P6"><text:s text:c="6"/>]</text:p>
      <text:p text:style-name="P6"><text:s text:c="4"/>}</text:p>
      <text:p text:style-name="P6">]</text:p>
      <text:p text:style-name="P6">}</text:p>
      <text:p text:style-name="P12"><text:span text:style-name="T2">Sample Output </text:span><text:span text:style-name="T4">:</text:span></text:p>
      <text:p text:style-name="P12"><text:span text:style-name="T4">{"status":"success","data":{"playlists":{"id":17,"name":"gym","user_id":"abc123","songs":[{"id":40,"name":"stargazing","artist":"kygo","image":"http:testingserver\/audio\/api\/image","songUrl":"http:testingserver\/audio\/api\/image","album_id":1,"playlist_id":17,"profile_id":83},{"id":41,"name":"stargazing","artist":"kygo","image":"http:testingserver\/audio\/api\/image","songUrl":"http:testingserver\/audio\/api\/image","album_id":1,"playlist_id":17,"profile_id":83}]}}}</text:span><text:span text:style-name="T9"> </text:span></text:p>
      <text:p text:style-name="P9"/>
      <text:p text:style-name="P8"/>
      <text:p text:style-name="P8"/>
      <text:p text:style-name="P4"/>
      <text:p text:style-name="P8"/>
      <text:p text:style-name="P12"><text:span text:style-name="T7">6</text:span><text:span text:style-name="T6">. Get user's all <text:s/>Playlists </text:span></text:p>
      <text:p text:style-name="P9"><text:s/></text:p>
      <text:p text:style-name="P18"><text:span text:style-name="T2">Url</text:span><text:span text:style-name="T4"> : </text:span><text:a xlink:type="simple" xlink:href="http://testingserver.net/audio/api/getplaylist/abc123" text:style-name="Internet_20_link" text:visited-style-name="Visited_20_Internet_20_Link"><text:span text:style-name="T12">http://testingserver.net/</text:span></text:a><text:a xlink:type="simple" xlink:href="http://testingserver.net/audio/api/registeruser" text:style-name="Internet_20_link" text:visited-style-name="Visited_20_Internet_20_Link"><text:span text:style-name="T13">testapi/</text:span></text:a><text:a xlink:type="simple" xlink:href="http://testingserver.net/audio/api/getplaylist/abc123" text:style-name="Internet_20_link" text:visited-style-name="Visited_20_Internet_20_Link"><text:span text:style-name="T12">audio/api/getplaylist/abc123</text:span></text:a></text:p>
      <text:p text:style-name="P12"><text:span text:style-name="T2">Method</text:span><text:span text:style-name="T4"> : <text:s text:c="4"/>Get</text:span></text:p>
      <text:p text:style-name="P9"/>
      <text:p text:style-name="P12"><text:span text:style-name="T2">Sample Output </text:span><text:span text:style-name="T4">:</text:span></text:p>
      <text:p text:style-name="P4">{"status":"success","data":[{"id":1,"name":"gym"},{"id":2,"name":"gym"}]}</text:p>
      <text:p text:style-name="P4"/>
      <text:p text:style-name="P12"><text:span text:style-name="T7">7</text:span><text:span text:style-name="T6">. Get user's specific <text:s/>Playlist </text:span></text:p>
      <text:p text:style-name="P9"><text:s/></text:p>
      <text:p text:style-name="P18"><text:span text:style-name="T2">Url</text:span><text:span text:style-name="T4"> : </text:span><text:a xlink:type="simple" xlink:href="http://testingserver.net/audio/api/getplaylist/abc123/1" text:style-name="Internet_20_link" text:visited-style-name="Visited_20_Internet_20_Link"><text:span text:style-name="T12">http://testingserver.net/</text:span></text:a><text:a xlink:type="simple" xlink:href="http://testingserver.net/audio/api/registeruser" text:style-name="Internet_20_link" text:visited-style-name="Visited_20_Internet_20_Link"><text:span text:style-name="T13">testapi/</text:span></text:a><text:a xlink:type="simple" xlink:href="http://testingserver.net/audio/api/getplaylist/abc123/1" text:style-name="Internet_20_link" text:visited-style-name="Visited_20_Internet_20_Link"><text:span text:style-name="T12">audio/api/getplaylist/abc123/1</text:span></text:a></text:p>
      <text:p text:style-name="P12"><text:span text:style-name="T2">Method</text:span><text:span text:style-name="T4"> : <text:s text:c="4"/>Get</text:span></text:p>
      <text:p text:style-name="P9"/>
      <text:p text:style-name="P12"><text:span text:style-name="T2">Sample Output </text:span><text:span text:style-name="T4">:</text:span></text:p>
      <text:p text:style-name="P4"><text:soft-page-break/>{"status":"success","data":{"playlists":{"id":1,"name":"gymsssssssss","user_id":"abc123","songs":[{"id":21,"name":"stargazing","artist":"kygossssss","image":"http:testingserver\/audio\/api\/image","songUrl":"http:testingserver\/audio\/api\/image","album_id":1,"playlist_id":1},{"id":22,"name":"stargazing","artist":"kgo","image":"http:testingserver\/audio\/api\/image","songUrl":"http:testingserver\/audio\/api\/image","album_id":1,"playlist_id":1}]}}}</text:p>
      <text:p text:style-name="P4"/>
      <text:p text:style-name="P8"><text:span text:style-name="T17">8</text:span>. Delete Playlist</text:p>
      <text:p text:style-name="P9"><text:s/></text:p>
      <text:p text:style-name="P18"><text:span text:style-name="T2">Url</text:span><text:span text:style-name="T4"> : </text:span><text:a xlink:type="simple" xlink:href="http://testingserver.net/audio/api/deleteplaylist/1" text:style-name="Internet_20_link" text:visited-style-name="Visited_20_Internet_20_Link"><text:span text:style-name="T12">http://testingserver.net/</text:span></text:a><text:a xlink:type="simple" xlink:href="http://testingserver.net/audio/api/registeruser" text:style-name="Internet_20_link" text:visited-style-name="Visited_20_Internet_20_Link"><text:span text:style-name="T13">testapi/</text:span></text:a><text:a xlink:type="simple" xlink:href="http://testingserver.net/audio/api/deleteplaylist/1" text:style-name="Internet_20_link" text:visited-style-name="Visited_20_Internet_20_Link"><text:span text:style-name="T12">audio/api/deleteplaylist/1</text:span></text:a></text:p>
      <text:p text:style-name="P12"><text:span text:style-name="T2">Method</text:span><text:span text:style-name="T4"> : <text:s text:c="4"/>Get</text:span></text:p>
      <text:p text:style-name="P9"/>
      <text:p text:style-name="P10">Note : Last parameter <text:s/>in url will be playlist id</text:p>
      <text:p text:style-name="P10"/>
      <text:p text:style-name="P12"><text:span text:style-name="T2">Sample Outputs</text:span><text:span text:style-name="T4">:</text:span></text:p>
      <text:p text:style-name="P4">{"status":"success","message":"Play list deleted successfully"}</text:p>
      <text:p text:style-name="P4"/>
      <text:p text:style-name="P4">{"status":"error","message":"Invalid playlist id"}</text:p>
      <text:p text:style-name="P4"/>
      <text:p text:style-name="P8"><text:span text:style-name="T17">9</text:span>. Forget Password</text:p>
      <text:p text:style-name="P9"><text:s/></text:p>
      <text:p text:style-name="P18"><text:span text:style-name="T2">Url</text:span><text:span text:style-name="T4"> : </text:span><text:a xlink:type="simple" xlink:href="http://testingserver.net/audio/api/forgetpassword" text:style-name="Internet_20_link" text:visited-style-name="Visited_20_Internet_20_Link"><text:span text:style-name="T16">http://testingserver.net/</text:span></text:a><text:a xlink:type="simple" xlink:href="http://testingserver.net/audio/api/registeruser" text:style-name="Internet_20_link" text:visited-style-name="Visited_20_Internet_20_Link"><text:span text:style-name="T13">testapi/</text:span></text:a><text:a xlink:type="simple" xlink:href="http://testingserver.net/audio/api/forgetpassword" text:style-name="Internet_20_link" text:visited-style-name="Visited_20_Internet_20_Link"><text:span text:style-name="T16">audio/api/forgetpassword</text:span></text:a></text:p>
      <text:p text:style-name="P12"><text:span text:style-name="T2">Method</text:span><text:span text:style-name="T4"> : <text:s text:c="4"/>Post</text:span></text:p>
      <text:p text:style-name="P9"/>
      <text:p text:style-name="P12"><text:span text:style-name="T2">Sample Input</text:span><text:span text:style-name="T4">:</text:span></text:p>
      <text:p text:style-name="P4">{</text:p>
      <text:p text:style-name="P14">"email": "test@test.com"</text:p>
      <text:p text:style-name="P4">}</text:p>
      <text:p text:style-name="P10"/>
      <text:p text:style-name="P12"><text:span text:style-name="T2">Sample Outputs</text:span><text:span text:style-name="T4">:</text:span></text:p>
      <text:p text:style-name="P11">{"status":"success","message":"A reset password email has been sent."}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7:54:53.540734669</meta:creation-date>
    <dc:date>2018-05-03T12:33:53.350025538</dc:date>
    <meta:editing-duration>PT1H5M5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244" meta:character-count="3788" meta:non-whitespace-character-count="3376"/>
  </office:meta>
</office:document-meta>
</file>